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0.196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5.482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style:cell-protect="none" style:print-content="tru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" style:family="table-cell" style:parent-style-name="Default" style:data-style-name="N2">
      <style:table-cell-properties style:glyph-orientation-vertical="0" fo:border-bottom="0.035cm solid #000000" style:cell-protect="none" style:print-content="tru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035cm solid #000000" style:cell-protect="none" style:print-content="tru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11" style:family="table-cell" style:parent-style-name="Default" style:data-style-name="N2">
      <style:table-cell-properties style:glyph-orientation-vertical="0" style:cell-protect="none" style:print-content="tru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euille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34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 table:style-name="ce10" office:value-type="string">
            <text:p>Cavité : Vallier</text:p>
          </table:table-cell>
          <table:table-cell table:number-columns-repeated="235"/>
        </table:table-row>
        <table:table-row table:style-name="ro1">
          <table:table-cell table:style-name="ce1" office:value-type="string">
            <text:p><text:s/></text:p>
          </table:table-cell>
          <table:table-cell table:style-name="ce1"/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 table:style-name="ce6" office:value-type="string">
            <text:p>Feuille n° 67</text:p>
          </table:table-cell>
          <table:table-cell table:number-columns-repeated="235"/>
        </table:table-row>
        <table:table-row table:style-name="ro1">
          <table:table-cell table:style-name="ce1" office:value-type="string">
            <text:p><text:s/></text:p>
          </table:table-cell>
          <table:table-cell table:style-name="ce1"/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5"/>
          <table:table-cell table:style-name="ce1" table:number-columns-repeated="3"/>
          <table:table-cell table:style-name="ce6" office:value-type="string">
            <text:p>Réseau : Baguettes</text:p>
          </table:table-cell>
          <table:table-cell table:number-columns-repeated="235"/>
        </table:table-row>
        <table:table-row table:style-name="ro1"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5"/>
          <table:table-cell table:style-name="ce1" table:number-columns-repeated="3"/>
          <table:table-cell table:style-name="ce6" office:value-type="string">
            <text:p>Départ (n° 256) : base etr verticale</text:p>
          </table:table-cell>
          <table:table-cell table:number-columns-repeated="235"/>
        </table:table-row>
        <table:table-row table:style-name="ro1"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 table:style-name="ce6" office:value-type="string">
            <text:p>Arrivée (n°1352) : fond Baguettes</text:p>
          </table:table-cell>
          <table:table-cell table:number-columns-repeated="235"/>
        </table:table-row>
        <table:table-row table:style-name="ro1"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 table:style-name="ce6" office:value-type="string">
            <text:p>Correction compteur : x 1,01</text:p>
          </table:table-cell>
          <table:table-cell table:number-columns-repeated="235"/>
        </table:table-row>
        <table:table-row table:style-name="ro1"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 table:style-name="ce6" office:value-type="string">
            <text:p>Visée inverses ? : </text:p>
          </table:table-cell>
          <table:table-cell table:number-columns-repeated="235"/>
        </table:table-row>
        <table:table-row table:style-name="ro1"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1" office:value-type="string">
            <text:p>Dev :</text:p>
          </table:table-cell>
          <table:table-cell table:style-name="ce4" table:formula="of:=[.L13]+[.L14]+[.L15]+[.L16]+[.L17]+[.L18]+[.L19]" office:value-type="float" office:value="36.562">
            <text:p>36,562</text:p>
          </table:table-cell>
          <table:table-cell table:number-columns-repeated="235"/>
        </table:table-row>
        <table:table-row table:style-name="ro1"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1" office:value-type="string">
            <text:p>Dev cum :</text:p>
          </table:table-cell>
          <table:table-cell table:style-name="ce4" table:formula="of:=8960.5+[.U8]" office:value-type="float" office:value="8997.062">
            <text:p>8997,062</text:p>
          </table:table-cell>
          <table:table-cell table:number-columns-repeated="235"/>
        </table:table-row>
        <table:table-row table:style-name="ro1">
          <table:table-cell table:style-name="ce2" office:value-type="string">
            <text:p>Dep</text:p>
          </table:table-cell>
          <table:table-cell table:style-name="ce2" office:value-type="string">
            <text:p>Arr</text:p>
          </table:table-cell>
          <table:table-cell/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Az</text:p>
          </table:table-cell>
          <table:table-cell table:style-name="ce2" office:value-type="string">
            <text:p>Pente</text:p>
          </table:table-cell>
          <table:table-cell/>
          <table:table-cell table:style-name="ce2" office:value-type="string">
            <text:p>Angle</text:p>
          </table:table-cell>
          <table:table-cell table:style-name="ce2" office:value-type="string">
            <text:p>AnglZ</text:p>
          </table:table-cell>
          <table:table-cell/>
          <table:table-cell table:style-name="ce2" office:value-type="string">
            <text:p>L</text:p>
          </table:table-cell>
          <table:table-cell table:style-name="ce2" office:value-type="string">
            <text:p>Lp</text:p>
          </table:table-cell>
          <table:table-cell table:style-name="ce2" office:value-type="string">
            <text:p>∑Lp</text:p>
          </table:table-cell>
          <table:table-cell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7" office:value-type="string">
            <text:p>h</text:p>
          </table:table-cell>
          <table:table-cell table:style-name="ce7" office:value-type="string">
            <text:p>l</text:p>
          </table:table-cell>
          <table:table-cell table:style-name="ce2" office:value-type="string">
            <text:p>Observations</text:p>
          </table:table-cell>
          <table:table-cell table:number-columns-repeated="23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4"/>
          <table:table-cell table:style-name="ce6" table:number-columns-repeated="5"/>
          <table:table-cell table:style-name="ce3"/>
          <table:table-cell table:style-name="ce6" table:number-columns-repeated="5"/>
          <table:table-cell table:style-name="ce1" table:number-columns-repeated="2"/>
          <table:table-cell table:style-name="ce6"/>
          <table:table-cell table:number-columns-repeated="235"/>
        </table:table-row>
        <table:table-row table:style-name="ro1">
          <table:table-cell table:style-name="ce3"/>
          <table:table-cell table:style-name="ce2" office:value-type="float" office:value="256">
            <text:p>256</text:p>
          </table:table-cell>
          <table:table-cell table:style-name="ce6"/>
          <table:table-cell table:style-name="ce3" table:number-columns-repeated="4"/>
          <table:table-cell table:style-name="ce6" table:number-columns-repeated="5"/>
          <table:table-cell table:style-name="ce3"/>
          <table:table-cell table:style-name="ce6"/>
          <table:table-cell table:style-name="ce6"/>
          <table:table-cell table:style-name="ce1" office:value-type="float" office:value="-159.7">
            <text:p>-159,7</text:p>
          </table:table-cell>
          <table:table-cell table:style-name="ce1" office:value-type="float" office:value="-69.8">
            <text:p>-69,8</text:p>
          </table:table-cell>
          <table:table-cell table:style-name="ce1" office:value-type="float" office:value="-53.9">
            <text:p>-53,9</text:p>
          </table:table-cell>
          <table:table-cell table:style-name="ce1" table:number-columns-repeated="2"/>
          <table:table-cell table:style-name="ce6"/>
          <table:table-cell table:number-columns-repeated="235"/>
        </table:table-row>
        <table:table-row table:style-name="ro1">
          <table:table-cell table:style-name="ce4" table:formula="of:=[.B12]" office:value-type="float" office:value="256">
            <text:p>256</text:p>
          </table:table-cell>
          <table:table-cell table:style-name="ce5" office:value-type="float" office:value="1346">
            <text:p>1346</text:p>
          </table:table-cell>
          <table:table-cell/>
          <table:table-cell table:style-name="ce5" office:value-type="float" office:value="4354">
            <text:p>4354</text:p>
          </table:table-cell>
          <table:table-cell table:style-name="ce5" office:value-type="float" office:value="4389">
            <text:p>4389</text:p>
          </table:table-cell>
          <table:table-cell table:style-name="ce5" office:value-type="float" office:value="377">
            <text:p>377</text:p>
          </table:table-cell>
          <table:table-cell table:style-name="ce5" office:value-type="float" office:value="117">
            <text:p>117</text:p>
          </table:table-cell>
          <table:table-cell/>
          <table:table-cell table:style-name="ce4" table:formula="of:=ABS([.G13]-101)" office:value-type="float" office:value="16">
            <text:p>16</text:p>
          </table:table-cell>
          <table:table-cell table:style-name="ce4" table:formula="of:=-([.G13]-101)" office:value-type="float" office:value="-16">
            <text:p>-16</text:p>
          </table:table-cell>
          <table:table-cell/>
          <table:table-cell table:style-name="ce4" table:formula="of:=([.E13]-[.D13])/10*1.01" office:value-type="float" office:value="3.535">
            <text:p>3,535</text:p>
          </table:table-cell>
          <table:table-cell table:style-name="ce4" table:formula="of:=(COS([.I13]*3.14/200))*[.L13]" office:value-type="float" office:value="3.42405345732825">
            <text:p>3,4240534573</text:p>
          </table:table-cell>
          <table:table-cell table:style-name="ce4" table:formula="of:=[.M13]+[.N12]" office:value-type="float" office:value="3.42405345732825">
            <text:p>3,4240534573</text:p>
          </table:table-cell>
          <table:table-cell/>
          <table:table-cell table:style-name="ce4" table:formula="of:=(SIN([.F13]*3.14/200))*[.M13]+[.P12]" office:value-type="float" office:value="-160.919927216274">
            <text:p>-160,9199272163</text:p>
          </table:table-cell>
          <table:table-cell table:style-name="ce4" table:formula="of:=(COS([.F13]*3.14/200))*[.M13]+[.Q12]" office:value-type="float" office:value="-66.6006376157685">
            <text:p>-66,6006376158</text:p>
          </table:table-cell>
          <table:table-cell table:style-name="ce4" table:formula="of:=SIN([.J13]*3.14/200)*[.L13]+[.R12]" office:value-type="float" office:value="-54.7786824917787">
            <text:p>-54,7786824918</text:p>
          </table:table-cell>
          <table:table-cell table:number-columns-repeated="2" table:style-name="ce8" office:value-type="string">
            <text:p><text:s/></text:p>
          </table:table-cell>
          <table:table-cell table:style-name="ce11" office:value-type="string">
            <text:p>Base etr étrier. Fin visée = entrée boyau</text:p>
          </table:table-cell>
          <table:table-cell table:number-columns-repeated="235"/>
        </table:table-row>
        <table:table-row table:style-name="ro1">
          <table:table-cell table:style-name="ce4" table:formula="of:=[.B13]" office:value-type="float" office:value="1346">
            <text:p>1346</text:p>
          </table:table-cell>
          <table:table-cell table:style-name="ce4" table:formula="of:=[.A14]+1" office:value-type="float" office:value="1347">
            <text:p>1347</text:p>
          </table:table-cell>
          <table:table-cell/>
          <table:table-cell table:style-name="ce4" table:formula="of:=[.E13]" office:value-type="float" office:value="4389">
            <text:p>4389</text:p>
          </table:table-cell>
          <table:table-cell table:style-name="ce5" office:value-type="float" office:value="4434">
            <text:p>4434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00">
            <text:p>100</text:p>
          </table:table-cell>
          <table:table-cell/>
          <table:table-cell table:style-name="ce4" table:formula="of:=ABS([.G14]-101)" office:value-type="float" office:value="1">
            <text:p>1</text:p>
          </table:table-cell>
          <table:table-cell table:style-name="ce4" table:formula="of:=-([.G14]-101)" office:value-type="float" office:value="1">
            <text:p>1</text:p>
          </table:table-cell>
          <table:table-cell/>
          <table:table-cell table:style-name="ce4" table:formula="of:=([.E14]-[.D14])/10*1.01" office:value-type="float" office:value="4.545">
            <text:p>4,545</text:p>
          </table:table-cell>
          <table:table-cell table:style-name="ce4" table:formula="of:=(COS([.I14]*3.14/200))*[.L14]" office:value-type="float" office:value="4.54443986298082">
            <text:p>4,544439863</text:p>
          </table:table-cell>
          <table:table-cell table:style-name="ce4" table:formula="of:=[.M14]+[.N13]" office:value-type="float" office:value="7.96849332030907">
            <text:p>7,9684933203</text:p>
          </table:table-cell>
          <table:table-cell/>
          <table:table-cell table:style-name="ce4" table:formula="of:=(SIN([.F14]*3.14/200))*[.M14]+[.P13]" office:value-type="float" office:value="-157.560009318579">
            <text:p>-157,5600093186</text:p>
          </table:table-cell>
          <table:table-cell table:style-name="ce4" table:formula="of:=(COS([.F14]*3.14/200))*[.M14]+[.Q13]" office:value-type="float" office:value="-63.5407543845002">
            <text:p>-63,5407543845</text:p>
          </table:table-cell>
          <table:table-cell table:style-name="ce4" table:formula="of:=SIN([.J14]*3.14/200)*[.L14]+[.R13]" office:value-type="float" office:value="-54.7073289231865">
            <text:p>-54,7073289232</text:p>
          </table:table-cell>
          <table:table-cell table:number-columns-repeated="2" table:style-name="ce8" office:value-type="string">
            <text:p><text:s/></text:p>
          </table:table-cell>
          <table:table-cell table:style-name="ce11" office:value-type="string">
            <text:p>Sortie boyau, sommet R 4.</text:p>
          </table:table-cell>
          <table:table-cell table:number-columns-repeated="235"/>
        </table:table-row>
        <table:table-row table:style-name="ro1">
          <table:table-cell table:style-name="ce4" table:formula="of:=[.B14]" office:value-type="float" office:value="1347">
            <text:p>1347</text:p>
          </table:table-cell>
          <table:table-cell table:style-name="ce4" table:formula="of:=[.A15]+1" office:value-type="float" office:value="1348">
            <text:p>1348</text:p>
          </table:table-cell>
          <table:table-cell/>
          <table:table-cell table:style-name="ce4" table:formula="of:=[.E14]" office:value-type="float" office:value="4434">
            <text:p>4434</text:p>
          </table:table-cell>
          <table:table-cell table:style-name="ce5" office:value-type="float" office:value="4523">
            <text:p>4523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100">
            <text:p>100</text:p>
          </table:table-cell>
          <table:table-cell/>
          <table:table-cell table:style-name="ce4" table:formula="of:=ABS([.G15]-101)" office:value-type="float" office:value="1">
            <text:p>1</text:p>
          </table:table-cell>
          <table:table-cell table:style-name="ce4" table:formula="of:=-([.G15]-101)" office:value-type="float" office:value="1">
            <text:p>1</text:p>
          </table:table-cell>
          <table:table-cell/>
          <table:table-cell table:style-name="ce4" table:formula="of:=([.E15]-[.D15])/10*1.01" office:value-type="float" office:value="8.989">
            <text:p>8,989</text:p>
          </table:table-cell>
          <table:table-cell table:style-name="ce4" table:formula="of:=(COS([.I15]*3.14/200))*[.L15]" office:value-type="float" office:value="8.98789217345096">
            <text:p>8,9878921735</text:p>
          </table:table-cell>
          <table:table-cell table:style-name="ce4" table:formula="of:=[.M15]+[.N14]" office:value-type="float" office:value="16.95638549376">
            <text:p>16,9563854938</text:p>
          </table:table-cell>
          <table:table-cell/>
          <table:table-cell table:style-name="ce4" table:formula="of:=(SIN([.F15]*3.14/200))*[.M15]+[.P14]" office:value-type="float" office:value="-152.279375268528">
            <text:p>-152,2793752685</text:p>
          </table:table-cell>
          <table:table-cell table:style-name="ce4" table:formula="of:=(COS([.F15]*3.14/200))*[.M15]+[.Q14]" office:value-type="float" office:value="-56.2677144594741">
            <text:p>-56,2677144595</text:p>
          </table:table-cell>
          <table:table-cell table:style-name="ce4" table:formula="of:=SIN([.J15]*3.14/200)*[.L15]+[.R14]" office:value-type="float" office:value="-54.5662074208598">
            <text:p>-54,5662074209</text:p>
          </table:table-cell>
          <table:table-cell table:number-columns-repeated="2" table:style-name="ce9" office:value-type="float" office:value="4">
            <text:p>4</text:p>
          </table:table-cell>
          <table:table-cell table:style-name="ce12" office:value-type="string">
            <text:p>Cheminée</text:p>
          </table:table-cell>
          <table:table-cell table:number-columns-repeated="235"/>
        </table:table-row>
        <table:table-row table:style-name="ro1">
          <table:table-cell table:style-name="ce4" table:formula="of:=[.B15]" office:value-type="float" office:value="1348">
            <text:p>1348</text:p>
          </table:table-cell>
          <table:table-cell table:style-name="ce4" table:formula="of:=[.A16]+1" office:value-type="float" office:value="1349">
            <text:p>1349</text:p>
          </table:table-cell>
          <table:table-cell/>
          <table:table-cell table:style-name="ce4" table:formula="of:=[.E15]" office:value-type="float" office:value="4523">
            <text:p>4523</text:p>
          </table:table-cell>
          <table:table-cell table:style-name="ce5" office:value-type="float" office:value="4592">
            <text:p>4592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81">
            <text:p>81</text:p>
          </table:table-cell>
          <table:table-cell/>
          <table:table-cell table:style-name="ce4" table:formula="of:=ABS([.G16]-101)" office:value-type="float" office:value="20">
            <text:p>20</text:p>
          </table:table-cell>
          <table:table-cell table:style-name="ce4" table:formula="of:=-([.G16]-101)" office:value-type="float" office:value="20">
            <text:p>20</text:p>
          </table:table-cell>
          <table:table-cell/>
          <table:table-cell table:style-name="ce4" table:formula="of:=([.E16]-[.D16])/10*1.01" office:value-type="float" office:value="6.969">
            <text:p>6,969</text:p>
          </table:table-cell>
          <table:table-cell table:style-name="ce4" table:formula="of:=(COS([.I16]*3.14/200))*[.L16]" office:value-type="float" office:value="6.62825576223047">
            <text:p>6,6282557622</text:p>
          </table:table-cell>
          <table:table-cell table:style-name="ce4" table:formula="of:=[.M16]+[.N15]" office:value-type="float" office:value="23.5846412559905">
            <text:p>23,584641256</text:p>
          </table:table-cell>
          <table:table-cell/>
          <table:table-cell table:style-name="ce4" table:formula="of:=(SIN([.F16]*3.14/200))*[.M16]+[.P15]" office:value-type="float" office:value="-145.671947518519">
            <text:p>-145,6719475185</text:p>
          </table:table-cell>
          <table:table-cell table:style-name="ce4" table:formula="of:=(COS([.F16]*3.14/200))*[.M16]+[.Q15]" office:value-type="float" office:value="-55.7426687681749">
            <text:p>-55,7426687682</text:p>
          </table:table-cell>
          <table:table-cell table:style-name="ce4" table:formula="of:=SIN([.J16]*3.14/200)*[.L16]+[.R15]" office:value-type="float" office:value="-52.4137236112903">
            <text:p>-52,413723611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string">
            <text:p>1e trémie</text:p>
          </table:table-cell>
          <table:table-cell table:number-columns-repeated="235"/>
        </table:table-row>
        <table:table-row table:style-name="ro1">
          <table:table-cell table:style-name="ce4" table:formula="of:=[.B16]" office:value-type="float" office:value="1349">
            <text:p>1349</text:p>
          </table:table-cell>
          <table:table-cell table:style-name="ce4" table:formula="of:=[.A17]+1" office:value-type="float" office:value="1350">
            <text:p>1350</text:p>
          </table:table-cell>
          <table:table-cell/>
          <table:table-cell table:style-name="ce4" table:formula="of:=[.E16]" office:value-type="float" office:value="4592">
            <text:p>4592</text:p>
          </table:table-cell>
          <table:table-cell table:style-name="ce5" office:value-type="float" office:value="4655">
            <text:p>4655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84">
            <text:p>84</text:p>
          </table:table-cell>
          <table:table-cell/>
          <table:table-cell table:style-name="ce4" table:formula="of:=ABS([.G17]-101)" office:value-type="float" office:value="17">
            <text:p>17</text:p>
          </table:table-cell>
          <table:table-cell table:style-name="ce4" table:formula="of:=-([.G17]-101)" office:value-type="float" office:value="17">
            <text:p>17</text:p>
          </table:table-cell>
          <table:table-cell/>
          <table:table-cell table:style-name="ce4" table:formula="of:=([.E17]-[.D17])/10*1.01" office:value-type="float" office:value="6.363">
            <text:p>6,363</text:p>
          </table:table-cell>
          <table:table-cell table:style-name="ce4" table:formula="of:=(COS([.I17]*3.14/200))*[.L17]" office:value-type="float" office:value="6.13770609624234">
            <text:p>6,1377060962</text:p>
          </table:table-cell>
          <table:table-cell table:style-name="ce4" table:formula="of:=[.M17]+[.N16]" office:value-type="float" office:value="29.7223473522328">
            <text:p>29,7223473522</text:p>
          </table:table-cell>
          <table:table-cell/>
          <table:table-cell table:style-name="ce4" table:formula="of:=(SIN([.F17]*3.14/200))*[.M17]+[.P16]" office:value-type="float" office:value="-140.440353438164">
            <text:p>-140,4403534382</text:p>
          </table:table-cell>
          <table:table-cell table:style-name="ce4" table:formula="of:=(COS([.F17]*3.14/200))*[.M17]+[.Q16]" office:value-type="float" office:value="-52.5330177743368">
            <text:p>-52,5330177743</text:p>
          </table:table-cell>
          <table:table-cell table:style-name="ce4" table:formula="of:=SIN([.J17]*3.14/200)*[.L17]+[.R16]" office:value-type="float" office:value="-50.7355302743504">
            <text:p>-50,735530274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2" office:value-type="string">
            <text:p>Plafond</text:p>
          </table:table-cell>
          <table:table-cell table:number-columns-repeated="235"/>
        </table:table-row>
        <table:table-row table:style-name="ro1">
          <table:table-cell table:style-name="ce4" table:formula="of:=[.B17]" office:value-type="float" office:value="1350">
            <text:p>1350</text:p>
          </table:table-cell>
          <table:table-cell table:style-name="ce4" table:formula="of:=[.A18]+1" office:value-type="float" office:value="1351">
            <text:p>1351</text:p>
          </table:table-cell>
          <table:table-cell/>
          <table:table-cell table:style-name="ce4" table:formula="of:=[.E17]" office:value-type="float" office:value="4655">
            <text:p>4655</text:p>
          </table:table-cell>
          <table:table-cell table:style-name="ce5" office:value-type="float" office:value="4685">
            <text:p>4685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37">
            <text:p>137</text:p>
          </table:table-cell>
          <table:table-cell/>
          <table:table-cell table:style-name="ce4" table:formula="of:=ABS([.G18]-101)" office:value-type="float" office:value="36">
            <text:p>36</text:p>
          </table:table-cell>
          <table:table-cell table:style-name="ce4" table:formula="of:=-([.G18]-101)" office:value-type="float" office:value="-36">
            <text:p>-36</text:p>
          </table:table-cell>
          <table:table-cell/>
          <table:table-cell table:style-name="ce4" table:formula="of:=([.E18]-[.D18])/10*1.01" office:value-type="float" office:value="3.03">
            <text:p>3,03</text:p>
          </table:table-cell>
          <table:table-cell table:style-name="ce4" table:formula="of:=(COS([.I18]*3.14/200))*[.L18]" office:value-type="float" office:value="2.55877894611835">
            <text:p>2,5587789461</text:p>
          </table:table-cell>
          <table:table-cell table:style-name="ce4" table:formula="of:=[.M18]+[.N17]" office:value-type="float" office:value="32.2811262983512">
            <text:p>32,2811262984</text:p>
          </table:table-cell>
          <table:table-cell/>
          <table:table-cell table:style-name="ce4" table:formula="of:=(SIN([.F18]*3.14/200))*[.M18]+[.P17]" office:value-type="float" office:value="-138.061831452774">
            <text:p>-138,0618314528</text:p>
          </table:table-cell>
          <table:table-cell table:style-name="ce4" table:formula="of:=(COS([.F18]*3.14/200))*[.M18]+[.Q17]" office:value-type="float" office:value="-51.5896287452952">
            <text:p>-51,5896287453</text:p>
          </table:table-cell>
          <table:table-cell table:style-name="ce4" table:formula="of:=SIN([.J18]*3.14/200)*[.L18]+[.R17]" office:value-type="float" office:value="-52.3583519851065">
            <text:p>-52,358351985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.5">
            <text:p>1,5</text:p>
          </table:table-cell>
          <table:table-cell table:style-name="ce12" office:value-type="string">
            <text:p>soupirail au N de -3 m</text:p>
          </table:table-cell>
          <table:table-cell table:number-columns-repeated="235"/>
        </table:table-row>
        <table:table-row table:style-name="ro1">
          <table:table-cell table:style-name="ce4" table:formula="of:=[.B18]" office:value-type="float" office:value="1351">
            <text:p>1351</text:p>
          </table:table-cell>
          <table:table-cell table:style-name="ce4" table:formula="of:=[.A19]+1" office:value-type="float" office:value="1352">
            <text:p>1352</text:p>
          </table:table-cell>
          <table:table-cell/>
          <table:table-cell table:style-name="ce4" table:formula="of:=[.E18]" office:value-type="float" office:value="4685">
            <text:p>4685</text:p>
          </table:table-cell>
          <table:table-cell table:style-name="ce5" office:value-type="float" office:value="4716">
            <text:p>471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70">
            <text:p>70</text:p>
          </table:table-cell>
          <table:table-cell/>
          <table:table-cell table:style-name="ce4" table:formula="of:=ABS([.G19]-101)" office:value-type="float" office:value="31">
            <text:p>31</text:p>
          </table:table-cell>
          <table:table-cell table:style-name="ce4" table:formula="of:=-([.G19]-101)" office:value-type="float" office:value="31">
            <text:p>31</text:p>
          </table:table-cell>
          <table:table-cell/>
          <table:table-cell table:style-name="ce4" table:formula="of:=([.E19]-[.D19])/10*1.01" office:value-type="float" office:value="3.131">
            <text:p>3,131</text:p>
          </table:table-cell>
          <table:table-cell table:style-name="ce4" table:formula="of:=(COS([.I19]*3.14/200))*[.L19]" office:value-type="float" office:value="2.76743177708973">
            <text:p>2,7674317771</text:p>
          </table:table-cell>
          <table:table-cell table:style-name="ce4" table:formula="of:=[.M19]+[.N18]" office:value-type="float" office:value="35.0485580754409">
            <text:p>35,0485580754</text:p>
          </table:table-cell>
          <table:table-cell/>
          <table:table-cell table:style-name="ce4" table:formula="of:=(SIN([.F19]*3.14/200))*[.M19]+[.P18]" office:value-type="float" office:value="-136.105740985736">
            <text:p>-136,1057409857</text:p>
          </table:table-cell>
          <table:table-cell table:style-name="ce4" table:formula="of:=(COS([.F19]*3.14/200))*[.M19]+[.Q18]" office:value-type="float" office:value="-49.6319799704614">
            <text:p>-49,6319799705</text:p>
          </table:table-cell>
          <table:table-cell table:style-name="ce4" table:formula="of:=SIN([.J19]*3.14/200)*[.L19]+[.R18]" office:value-type="float" office:value="-50.8939468638529">
            <text:p>-50,8939468639</text:p>
          </table:table-cell>
          <table:table-cell table:number-columns-repeated="2" table:style-name="ce8" office:value-type="string">
            <text:p><text:s/></text:p>
          </table:table-cell>
          <table:table-cell table:style-name="ce11" office:value-type="string">
            <text:p>trémie ventilée</text:p>
          </table:table-cell>
          <table:table-cell table:number-columns-repeated="235"/>
        </table:table-row>
        <table:table-row table:style-name="ro1" table:number-rows-repeated="104855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06P0" style:volatile="true">
      <number:number number:decimal-places="0" number:min-integer-digits="1" number:grouping="true"/>
      <number:text> F</number:text>
    </number:number-style>
    <number:number-style style:name="N106">
      <number:text>-</number:text>
      <number:number number:decimal-places="0" number:min-integer-digits="1" number:grouping="true"/>
      <number:text> F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F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F</number:text>
    </number:number-style>
    <number:number-style style:name="N108">
      <number:text>-</number:text>
      <number:number number:decimal-places="2" number:min-integer-digits="1" number:grouping="true"/>
      <number:text> F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F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09P0"/>
    </number:number-style>
    <number:date-style style:name="N110">
      <number:day/>
      <number:text>/</number:text>
      <number:month number:style="long"/>
      <number:text>/</number:text>
      <number:year/>
    </number:date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day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day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number-style style:name="N119">
      <number:scientific-number number:decimal-places="1" number:min-integer-digits="3" number:min-exponent-digits="1"/>
    </number:number-style>
    <number:time-style style:name="N120">
      <number:minutes number:style="long"/>
      <number:text>:</number:text>
      <number:seconds number:style="long"/>
    </number:tim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2.54cm" fo:margin-right="2.54cm" style:first-page-number="continue" style:writing-mode="lr-tb" style:print="charts drawings headers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5">25/12/2020</text:date>, <text:time>21:2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4" meta:object-count="0"/>
    <meta:generator>OpenOffice/4.1.7$Win32 OpenOffice.org_project/417m1$Build-9800</meta:generator>
  </office:meta>
</office:document-meta>
</file>